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2" svg:font-family="'Lucida Sans'" style:font-family-generic="swiss"/>
    <style:font-face style:name="Segoe UI" svg:font-family="'Segoe UI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875cm" fo:margin-left="0.596cm" table:align="left" style:writing-mode="lr-tb"/>
    </style:style>
    <style:style style:name="Table2.A" style:family="table-column">
      <style:table-column-properties style:column-width="3.969cm"/>
    </style:style>
    <style:style style:name="Table2.B" style:family="table-column">
      <style:table-column-properties style:column-width="10.9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2f2f2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2f2f2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e3" style:family="table">
      <style:table-properties style:width="14.875cm" fo:margin-left="0.596cm" table:align="left" style:writing-mode="lr-tb"/>
    </style:style>
    <style:style style:name="Table3.A" style:family="table-column">
      <style:table-column-properties style:column-width="3.969cm"/>
    </style:style>
    <style:style style:name="Table3.B" style:family="table-column">
      <style:table-column-properties style:column-width="10.90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2f2f2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f2f2f2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P8" style:family="paragraph" style:parent-style-name="Header">
      <style:text-properties fo:language="none" fo:country="none" style:language-asian="none" style:country-asian="none"/>
    </style:style>
    <style:style style:name="P9" style:family="paragraph" style:parent-style-name="Header">
      <style:paragraph-properties>
        <style:tab-stops/>
      </style:paragraph-properties>
      <style:text-properties fo:font-size="11pt" style:font-size-asian="11pt"/>
    </style:style>
    <style:style style:name="P10" style:family="paragraph" style:parent-style-name="Header">
      <style:paragraph-properties style:snap-to-layout-grid="false">
        <style:tab-stops/>
      </style:paragraph-properties>
      <style:text-properties fo:font-size="11pt" style:font-size-asian="11pt"/>
    </style:style>
    <style:style style:name="P11" style:family="paragraph" style:parent-style-name="Main_20_Title">
      <style:paragraph-properties fo:break-before="page"/>
    </style:style>
    <style:style style:name="P12" style:family="paragraph" style:parent-style-name="Title">
      <style:paragraph-properties fo:text-align="end" style:justify-single-word="false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Heading_20_1">
      <style:text-properties officeooo:paragraph-rsid="000dd675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paragraph-rsid="000dd675"/>
    </style:style>
    <style:style style:name="P20" style:family="paragraph" style:parent-style-name="Heading_20_2">
      <style:text-properties officeooo:paragraph-rsid="000eedce"/>
    </style:style>
    <style:style style:name="P21" style:family="paragraph" style:parent-style-name="Heading_20_3">
      <style:text-properties officeooo:paragraph-rsid="000dd675"/>
    </style:style>
    <style:style style:name="P22" style:family="paragraph" style:parent-style-name="Heading_20_3">
      <style:text-properties officeooo:paragraph-rsid="000eedce"/>
    </style:style>
    <style:style style:name="P23" style:family="paragraph" style:parent-style-name="Heading_20_3">
      <style:text-properties officeooo:paragraph-rsid="00105f31"/>
    </style:style>
    <style:style style:name="P24" style:family="paragraph" style:parent-style-name="Heading_20_4">
      <style:text-properties officeooo:paragraph-rsid="000dd675"/>
    </style:style>
    <style:style style:name="P25" style:family="paragraph" style:parent-style-name="Title" style:master-page-name="First_20_Page">
      <style:paragraph-properties fo:text-align="end" style:justify-single-word="false" style:page-number="auto"/>
    </style:style>
    <style:style style:name="P2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Tabletext">
      <style:paragraph-properties style:snap-to-layout-grid="false"/>
      <style:text-properties fo:language="en" fo:country="GB" officeooo:paragraph-rsid="000c4b0f"/>
    </style:style>
    <style:style style:name="P29" style:family="paragraph" style:parent-style-name="Tabletext">
      <style:paragraph-properties style:snap-to-layout-grid="false"/>
      <style:text-properties officeooo:paragraph-rsid="000c4b0f"/>
    </style:style>
    <style:style style:name="P30" style:family="paragraph" style:parent-style-name="Tabletext">
      <style:paragraph-properties style:snap-to-layout-grid="false"/>
      <style:text-properties officeooo:paragraph-rsid="000dd675"/>
    </style:style>
    <style:style style:name="P31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Times New Roman" fo:font-weight="bold" style:font-weight-asian="bold" style:font-name-complex="Times New Roman" text:display="true"/>
    </style:style>
    <style:style style:name="T3" style:family="text">
      <style:text-properties fo:font-size="14pt" style:font-size-asian="14pt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1pt" style:font-size-asian="11pt"/>
    </style:style>
    <style:style style:name="T6" style:family="text">
      <style:text-properties officeooo:rsid="000c4b0f"/>
    </style:style>
    <style:style style:name="T7" style:family="text">
      <style:text-properties officeooo:rsid="000dd675"/>
    </style:style>
    <style:style style:name="T8" style:family="text">
      <style:text-properties officeooo:rsid="000eedce"/>
    </style:style>
    <style:style style:name="T9" style:family="text">
      <style:text-properties officeooo:rsid="00105f31"/>
    </style:style>
    <style:style style:name="T10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><text:subject>Real-Time Bridge Monitoring</text:subject></text:p>
      <text:p text:style-name="P12"><text:title>Technical Documentation</text:title></text:p>
      <text:p text:style-name="P12"/>
      <text:p text:style-name="P12"><text:span text:style-name="T3">Version </text:span><text:span text:style-name="T3"><text:user-defined style:data-style-name="N0" text:name="Version Number">1.0</text:user-defined></text:span></text:p>
      <text:p text:style-name="Standard"/>
      <text:p text:style-name="P11">Revis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Tabletext">2002-00-00</text:p>
          </table:table-cell>
          <table:table-cell table:style-name="Table1.A1" office:value-type="string">
            <text:p text:style-name="Tabletext">0.01</text:p>
          </table:table-cell>
          <table:table-cell table:style-name="Table1.A1" office:value-type="string">
            <text:p text:style-name="Tabletext">Initial Draft</text:p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8"><text:span text:style-name="T6">2013-12-12</text:span></text:p>
          </table:table-cell>
          <table:table-cell table:style-name="Table1.A1" office:value-type="string">
            <text:p text:style-name="P29"><text:span text:style-name="T6">1.0</text:span></text:p>
          </table:table-cell>
          <table:table-cell table:style-name="Table1.A1" office:value-type="string">
            <text:p text:style-name="P30"><text:span text:style-name="T7">First Setup of the document</text:span></text:p>
          </table:table-cell>
          <table:table-cell table:style-name="Table1.D1" office:value-type="string">
            <text:p text:style-name="P29"><text:span text:style-name="T6">Andrea Bottoli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Indice generale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Table Of Contents</text:p>
          </text:index-title>
          <text:p text:style-name="P26"><text:a xlink:type="simple" xlink:href="#__RefHeading__9715_1942512709" text:style-name="Index_20_Link" text:visited-style-name="Index_20_Link">1.Introduction<text:tab/>5</text:a></text:p>
          <text:p text:style-name="P27"><text:a xlink:type="simple" xlink:href="#__RefHeading__9717_1942512709" text:style-name="Index_20_Link" text:visited-style-name="Index_20_Link">1.1Purpose of this document<text:tab/>5</text:a></text:p>
          <text:p text:style-name="P27"><text:a xlink:type="simple" xlink:href="#__RefHeading__9719_1942512709" text:style-name="Index_20_Link" text:visited-style-name="Index_20_Link">1.2Document organization<text:tab/>5</text:a></text:p>
          <text:p text:style-name="P27"><text:a xlink:type="simple" xlink:href="#__RefHeading__9721_1942512709" text:style-name="Index_20_Link" text:visited-style-name="Index_20_Link">1.3Intended Audience<text:tab/>5</text:a></text:p>
          <text:p text:style-name="P27"><text:a xlink:type="simple" xlink:href="#__RefHeading__9723_1942512709" text:style-name="Index_20_Link" text:visited-style-name="Index_20_Link">1.4Scope<text:tab/>5</text:a></text:p>
          <text:p text:style-name="P27"><text:a xlink:type="simple" xlink:href="#__RefHeading__9725_1942512709" text:style-name="Index_20_Link" text:visited-style-name="Index_20_Link">1.5Definitions and acronyms<text:tab/>5</text:a></text:p>
          <text:p text:style-name="P27"><text:a xlink:type="simple" xlink:href="#__RefHeading__9727_1942512709" text:style-name="Index_20_Link" text:visited-style-name="Index_20_Link">1.6References<text:tab/>5</text:a></text:p>
          <text:p text:style-name="P26"><text:a xlink:type="simple" xlink:href="#__RefHeading__9729_1942512709" text:style-name="Index_20_Link" text:visited-style-name="Index_20_Link">2. Type Of Inputs<text:tab/>6</text:a></text:p>
          <text:p text:style-name="P26"><text:a xlink:type="simple" xlink:href="#__RefHeading__9809_1942512709" text:style-name="Index_20_Link" text:visited-style-name="Index_20_Link">3.Content of Inputs<text:tab/>6</text:a></text:p>
          <text:p text:style-name="P27"><text:a xlink:type="simple" xlink:href="#__RefHeading__9811_1942512709" text:style-name="Index_20_Link" text:visited-style-name="Index_20_Link">3.1Analog Files<text:tab/>6</text:a></text:p>
          <text:p text:style-name="P27"><text:a xlink:type="simple" xlink:href="#__RefHeading__9813_1942512709" text:style-name="Index_20_Link" text:visited-style-name="Index_20_Link">3.2Echo-sounder Files<text:tab/>6</text:a></text:p>
          <text:p text:style-name="P26"><text:a xlink:type="simple" xlink:href="#__RefHeading__9815_1942512709" text:style-name="Index_20_Link" text:visited-style-name="Index_20_Link">4.Conversion operations<text:tab/>6</text:a></text:p>
          <text:p text:style-name="P27"><text:a xlink:type="simple" xlink:href="#__RefHeading__9817_1942512709" text:style-name="Index_20_Link" text:visited-style-name="Index_20_Link">4.1Anemometer<text:tab/>6</text:a></text:p>
          <text:p text:style-name="P27"><text:a xlink:type="simple" xlink:href="#__RefHeading__9819_1942512709" text:style-name="Index_20_Link" text:visited-style-name="Index_20_Link">4.2Hydrometer<text:tab/>6</text:a></text:p>
          <text:p text:style-name="P27"><text:a xlink:type="simple" xlink:href="#__RefHeading__9821_1942512709" text:style-name="Index_20_Link" text:visited-style-name="Index_20_Link">4.3Echo-sounder<text:tab/>6</text:a></text:p>
          <text:p text:style-name="P26"><text:a xlink:type="simple" xlink:href="#__RefHeading__9823_1942512709" text:style-name="Index_20_Link" text:visited-style-name="Index_20_Link">5.Kind of Calculations<text:tab/>6</text:a></text:p>
          <text:p text:style-name="P27"><text:a xlink:type="simple" xlink:href="#__RefHeading__9825_1942512709" text:style-name="Index_20_Link" text:visited-style-name="Index_20_Link">5.1Anemometer (10 min)<text:tab/>6</text:a></text:p>
          <text:p text:style-name="P27"><text:a xlink:type="simple" xlink:href="#__RefHeading__9827_1942512709" text:style-name="Index_20_Link" text:visited-style-name="Index_20_Link">5.2Hydrometer (10 min)<text:tab/>6</text:a></text:p>
          <text:p text:style-name="P27"><text:a xlink:type="simple" xlink:href="#__RefHeading__9829_1942512709" text:style-name="Index_20_Link" text:visited-style-name="Index_20_Link">5.3Echo-sounder (10 min)<text:tab/>6</text:a></text:p>
          <text:p text:style-name="P27"><text:a xlink:type="simple" xlink:href="#__RefHeading__9831_1942512709" text:style-name="Index_20_Link" text:visited-style-name="Index_20_Link">5.4Images (10 min)<text:tab/>6</text:a></text:p>
          <text:p text:style-name="P26"><text:a xlink:type="simple" xlink:href="#__RefHeading__9833_1942512709" text:style-name="Index_20_Link" text:visited-style-name="Index_20_Link">6.Calculation of Forcing<text:tab/>6</text:a></text:p>
          <text:p text:style-name="P27"><text:a xlink:type="simple" xlink:href="#__RefHeading__9835_1942512709" text:style-name="Index_20_Link" text:visited-style-name="Index_20_Link">6.1Pier/Stack compositions<text:tab/>6</text:a></text:p>
          <text:p text:style-name="P27"><text:a xlink:type="simple" xlink:href="#__RefHeading__9837_1942512709" text:style-name="Index_20_Link" text:visited-style-name="Index_20_Link">6.2Push of the wind<text:tab/>6</text:a></text:p>
          <text:p text:style-name="P27"><text:a xlink:type="simple" xlink:href="#__RefHeading__9839_1942512709" text:style-name="Index_20_Link" text:visited-style-name="Index_20_Link">6.3Hydrodynamic Load (on the whole pier)<text:tab/>6</text:a></text:p>
          <text:p text:style-name="P27"><text:a xlink:type="simple" xlink:href="#__RefHeading__9841_1942512709" text:style-name="Index_20_Link" text:visited-style-name="Index_20_Link">6.4Weight of the structure (of the whole stack)<text:tab/>6</text:a></text:p>
          <text:p text:style-name="P27"><text:a xlink:type="simple" xlink:href="#__RefHeading__9843_1942512709" text:style-name="Index_20_Link" text:visited-style-name="Index_20_Link">6.5Mobile/Traffic Loads<text:tab/>6</text:a></text:p>
          <text:p text:style-name="P27"><text:a xlink:type="simple" xlink:href="#__RefHeading__9845_1942512709" text:style-name="Index_20_Link" text:visited-style-name="Index_20_Link">6.6Brake of Vehicles<text:tab/>6</text:a></text:p>
          <text:p text:style-name="P27"><text:a xlink:type="simple" xlink:href="#__RefHeading__9847_1942512709" text:style-name="Index_20_Link" text:visited-style-name="Index_20_Link">6.7Final Remark on the Forcing<text:tab/>6</text:a></text:p>
          <text:p text:style-name="P27"><text:a xlink:type="simple" xlink:href="#__RefHeading__9849_1942512709" text:style-name="Index_20_Link" text:visited-style-name="Index_20_Link">6.8Reference System<text:tab/>6</text:a></text:p>
          <text:p text:style-name="P26"><text:a xlink:type="simple" xlink:href="#__RefHeading__9851_1942512709" text:style-name="Index_20_Link" text:visited-style-name="Index_20_Link">7.Forcing: from planking to the single line of pylons<text:tab/>6</text:a></text:p>
          <text:p text:style-name="P27"><text:a xlink:type="simple" xlink:href="#__RefHeading__9853_1942512709" text:style-name="Index_20_Link" text:visited-style-name="Index_20_Link">7.1Weight of the planking<text:tab/>6</text:a></text:p>
          <text:p text:style-name="P27"><text:a xlink:type="simple" xlink:href="#__RefHeading__9855_1942512709" text:style-name="Index_20_Link" text:visited-style-name="Index_20_Link">7.2Mobile Loads (traffic combinations)<text:tab/>6</text:a></text:p>
          <text:p text:style-name="P27"><text:a xlink:type="simple" xlink:href="#__RefHeading__9857_1942512709" text:style-name="Index_20_Link" text:visited-style-name="Index_20_Link">7.3Traffic Tables<text:tab/>7</text:a></text:p>
          <text:p text:style-name="P27"><text:a xlink:type="simple" xlink:href="#__RefHeading__9859_1942512709" text:style-name="Index_20_Link" text:visited-style-name="Index_20_Link">7.4Vehicle braking<text:tab/>7</text:a></text:p>
          <text:p text:style-name="P27"><text:a xlink:type="simple" xlink:href="#__RefHeading__9861_1942512709" text:style-name="Index_20_Link" text:visited-style-name="Index_20_Link">7.5Wind<text:tab/>7</text:a></text:p>
          <text:p text:style-name="P27"><text:a xlink:type="simple" xlink:href="#__RefHeading__9863_1942512709" text:style-name="Index_20_Link" text:visited-style-name="Index_20_Link">7.6Water<text:tab/>7</text:a></text:p>
          <text:p text:style-name="P26"><text:a xlink:type="simple" xlink:href="#__RefHeading__9865_1942512709" text:style-name="Index_20_Link" text:visited-style-name="Index_20_Link">8.Load Combinations on the Stack<text:tab/>7</text:a></text:p>
          <text:p text:style-name="P27"><text:a xlink:type="simple" xlink:href="#__RefHeading__9867_1942512709" text:style-name="Index_20_Link" text:visited-style-name="Index_20_Link">8.1Combinations<text:tab/>7</text:a></text:p>
          <text:p text:style-name="P26"><text:a xlink:type="simple" xlink:href="#__RefHeading__9869_1942512709" text:style-name="Index_20_Link" text:visited-style-name="Index_20_Link">9.Stress to the Level 4/Basis<text:tab/>7</text:a></text:p>
          <text:p text:style-name="P27"><text:a xlink:type="simple" xlink:href="#__RefHeading__9871_1942512709" text:style-name="Index_20_Link" text:visited-style-name="Index_20_Link">9.1Numbering of the Individual Pylon<text:tab/>7</text:a></text:p>
          <text:p text:style-name="P27"><text:a xlink:type="simple" xlink:href="#__RefHeading__9873_1942512709" text:style-name="Index_20_Link" text:visited-style-name="Index_20_Link">9.2Introduction to the structural model<text:tab/>7</text:a></text:p>
          <text:p text:style-name="P27"><text:a xlink:type="simple" xlink:href="#__RefHeading__9875_1942512709" text:style-name="Index_20_Link" text:visited-style-name="Index_20_Link">9.3Geometry of the Structural Model (parameters from the parameters table)<text:tab/>7</text:a></text:p>
          <text:p text:style-name="P27"><text:a xlink:type="simple" xlink:href="#__RefHeading__9877_1942512709" text:style-name="Index_20_Link" text:visited-style-name="Index_20_Link">9.4Summary of Kind of Forces Acting on the Frame<text:tab/>7</text:a></text:p>
          <text:p text:style-name="P27"><text:soft-page-break/><text:a xlink:type="simple" xlink:href="#__RefHeading__9879_1942512709" text:style-name="Index_20_Link" text:visited-style-name="Index_20_Link">9.5Structure Weight<text:tab/>7</text:a></text:p>
          <text:p text:style-name="P27"><text:a xlink:type="simple" xlink:href="#__RefHeading__9881_1942512709" text:style-name="Index_20_Link" text:visited-style-name="Index_20_Link">9.6Vertical Load N<text:tab/>7</text:a></text:p>
          <text:p text:style-name="P27"><text:a xlink:type="simple" xlink:href="#__RefHeading__9883_1942512709" text:style-name="Index_20_Link" text:visited-style-name="Index_20_Link">9.7Bending Moment M<text:tab/>7</text:a></text:p>
          <text:p text:style-name="P27"><text:a xlink:type="simple" xlink:href="#__RefHeading__9885_1942512709" text:style-name="Index_20_Link" text:visited-style-name="Index_20_Link">9.8Cutting Force T<text:tab/>7</text:a></text:p>
          <text:p text:style-name="P27"><text:a xlink:type="simple" xlink:href="#__RefHeading__9887_1942512709" text:style-name="Index_20_Link" text:visited-style-name="Index_20_Link">9.9Distributed Load qy<text:tab/>7</text:a></text:p>
          <text:p text:style-name="P27"><text:a xlink:type="simple" xlink:href="#__RefHeading__9889_1942512709" text:style-name="Index_20_Link" text:visited-style-name="Index_20_Link">9.10Cutting Force Tx<text:tab/>7</text:a></text:p>
          <text:p text:style-name="P27"><text:a xlink:type="simple" xlink:href="#__RefHeading__9891_1942512709" text:style-name="Index_20_Link" text:visited-style-name="Index_20_Link">9.11Superposition Principle<text:tab/>7</text:a></text:p>
          <text:p text:style-name="P26"><text:a xlink:type="simple" xlink:href="#__RefHeading__9893_1942512709" text:style-name="Index_20_Link" text:visited-style-name="Index_20_Link">10.Verification “Pressoflessione”<text:tab/>7</text:a></text:p>
          <text:p text:style-name="P27"><text:a xlink:type="simple" xlink:href="#__RefHeading__9895_1942512709" text:style-name="Index_20_Link" text:visited-style-name="Index_20_Link">10.1M-N Domain<text:tab/>7</text:a></text:p>
          <text:p text:style-name="P27"><text:a xlink:type="simple" xlink:href="#__RefHeading__9897_1942512709" text:style-name="Index_20_Link" text:visited-style-name="Index_20_Link">10.2Explanation on how the web behaviour of this information<text:tab/>7</text:a></text:p>
          <text:p text:style-name="P27"><text:a xlink:type="simple" xlink:href="#__RefHeading__9899_1942512709" text:style-name="Index_20_Link" text:visited-style-name="Index_20_Link">10.3Table of Parameters<text:tab/>7</text:a></text:p>
        </text:index-body>
      </text:table-of-content>
      <text:p text:style-name="Standard"/>
      <text:h text:style-name="P18" text:outline-level="1"><text:bookmark-start text:name="__RefHeading__9715_1942512709"/>Introduction<text:bookmark-end text:name="__RefHeading__9715_1942512709"/></text:h>
      <text:p text:style-name="Standard"/>
      <text:h text:style-name="Heading_20_2" text:outline-level="2"><text:bookmark-start text:name="__RefHeading__9717_1942512709"/>Purpose of this document<text:bookmark-end text:name="__RefHeading__9717_1942512709"/></text:h>
      <text:p text:style-name="Standard">The purpose of this document is …</text:p>
      <text:p text:style-name="Standard"/>
      <text:h text:style-name="Heading_20_2" text:outline-level="2"><text:bookmark-start text:name="__RefHeading__9719_1942512709"/>Document organization<text:bookmark-end text:name="__RefHeading__9719_1942512709"/></text:h>
      <text:p text:style-name="Standard">The document is organized as follows: </text:p>
      <text:p text:style-name="Standard"/>
      <text:list xml:id="list6736884480668215677" text:style-name="L1">
        <text:list-item>
          <text:p text:style-name="P15">Section 1, <text:span text:style-name="T4">Introduction,</text:span> describes contents of this guide, used documentation during developing process etc.</text:p>
        </text:list-item>
      </text:list>
      <text:p text:style-name="Standard"/>
      <text:h text:style-name="Heading_20_2" text:outline-level="2"><text:bookmark-start text:name="__RefHeading__9721_1942512709"/>Intended Audience<text:bookmark-end text:name="__RefHeading__9721_1942512709"/></text:h>
      <text:p text:style-name="Standard">The intended audience is:</text:p>
      <text:list xml:id="list7034473697847234259" text:style-name="L2">
        <text:list-item>
          <text:p text:style-name="P16"/>
        </text:list-item>
      </text:list>
      <text:p text:style-name="Standard"/>
      <text:h text:style-name="Heading_20_2" text:outline-level="2"><text:bookmark-start text:name="__RefHeading__9723_1942512709"/>Scope<text:bookmark-end text:name="__RefHeading__9723_1942512709"/></text:h>
      <text:p text:style-name="Standard">What this document addresses and what does not address …</text:p>
      <text:p text:style-name="Standard"/>
      <text:h text:style-name="Heading_20_2" text:outline-level="2"><text:bookmark-start text:name="__RefHeading__9725_1942512709"/>Definitions and acronyms<text:bookmark-end text:name="__RefHeading__9725_1942512709"/></text:h>
      <text:h text:style-name="Heading_20_3" text:outline-level="3">Definitions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Keyword</text:p>
          </table:table-cell>
          <table:table-cell table:style-name="Table2.B1" office:value-type="string">
            <text:p text:style-name="P5">Definitions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</table:table>
      <text:p text:style-name="Standard"/>
      <text:h text:style-name="Heading_20_3" text:outline-level="3">Acronyms and abbreviations</text:h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Acronym or</text:p>
            <text:p text:style-name="P5">abbreviation</text:p>
          </table:table-cell>
          <table:table-cell table:style-name="Table3.B1" office:value-type="string">
            <text:p text:style-name="P5">Definitions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Acronyms"><text:span text:style-name="T5">NTR</text:span></text:span></text:p>
          </table:table-cell>
          <table:table-cell table:style-name="Table3.B2" office:value-type="string">
            <text:p text:style-name="P9">Nothing to Report.</text:p>
            <text:p text:style-name="P9">There is no information to a specific topic available or necessary.</text:p>
          </table:table-cell>
        </table:table-row>
        <table:table-row table:style-name="Table3.1"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6"/>
          </table:table-cell>
        </table:table-row>
      </table:table>
      <text:p text:style-name="Standard"/>
      <text:h text:style-name="Heading_20_2" text:outline-level="2"><text:bookmark-start text:name="__RefHeading__9727_1942512709"/>References<text:bookmark-end text:name="__RefHeading__9727_1942512709"/></text:h>
      <text:p text:style-name="Standard"/>
      <text:h text:style-name="P18" text:outline-level="1"><text:bookmark-start text:name="__RefHeading__9729_1942512709"/><text:s/><text:span text:style-name="T7">Type Of Inputs</text:span><text:bookmark-end text:name="__RefHeading__9729_1942512709"/></text:h>
      <text:h text:style-name="P17" text:outline-level="1"><text:bookmark-start text:name="__RefHeading__9809_1942512709"/><text:span text:style-name="T7">Content of Inputs</text:span><text:bookmark-end text:name="__RefHeading__9809_1942512709"/></text:h>
      <text:h text:style-name="P19" text:outline-level="2"><text:bookmark-start text:name="__RefHeading__9811_1942512709"/><text:span text:style-name="T7">Analog Files</text:span><text:bookmark-end text:name="__RefHeading__9811_1942512709"/></text:h>
      <text:h text:style-name="P19" text:outline-level="2"><text:bookmark-start text:name="__RefHeading__9813_1942512709"/><text:span text:style-name="T7">Echo-sounder Files</text:span><text:bookmark-end text:name="__RefHeading__9813_1942512709"/></text:h>
      <text:h text:style-name="P17" text:outline-level="1"><text:bookmark-start text:name="__RefHeading__9815_1942512709"/><text:span text:style-name="T7">Conversion operations</text:span><text:bookmark-end text:name="__RefHeading__9815_1942512709"/></text:h>
      <text:h text:style-name="P19" text:outline-level="2"><text:bookmark-start text:name="__RefHeading__9817_1942512709"/><text:span text:style-name="T7">Anemometer</text:span><text:bookmark-end text:name="__RefHeading__9817_1942512709"/></text:h>
      <text:h text:style-name="P19" text:outline-level="2"><text:bookmark-start text:name="__RefHeading__9819_1942512709"/><text:span text:style-name="T7">Hydrometer</text:span><text:bookmark-end text:name="__RefHeading__9819_1942512709"/></text:h>
      <text:h text:style-name="P19" text:outline-level="2"><text:bookmark-start text:name="__RefHeading__9821_1942512709"/><text:span text:style-name="T7">Echo-sounder</text:span><text:bookmark-end text:name="__RefHeading__9821_1942512709"/></text:h>
      <text:h text:style-name="P17" text:outline-level="1"><text:bookmark-start text:name="__RefHeading__9823_1942512709"/><text:span text:style-name="T7">Kind of Calculations</text:span><text:bookmark-end text:name="__RefHeading__9823_1942512709"/></text:h>
      <text:h text:style-name="P19" text:outline-level="2"><text:bookmark-start text:name="__RefHeading__9825_1942512709"/><text:span text:style-name="T7">Anemometer (10 min)</text:span><text:bookmark-end text:name="__RefHeading__9825_1942512709"/></text:h>
      <text:h text:style-name="P19" text:outline-level="2"><text:bookmark-start text:name="__RefHeading__9827_1942512709"/><text:span text:style-name="T7">Hydrometer (10 min)</text:span><text:bookmark-end text:name="__RefHeading__9827_1942512709"/></text:h>
      <text:h text:style-name="P19" text:outline-level="2"><text:bookmark-start text:name="__RefHeading__9829_1942512709"/><text:span text:style-name="T7">Echo-sounder (10 min)</text:span><text:bookmark-end text:name="__RefHeading__9829_1942512709"/></text:h>
      <text:h text:style-name="P19" text:outline-level="2"><text:bookmark-start text:name="__RefHeading__9831_1942512709"/><text:span text:style-name="T7">Images (10 min)</text:span><text:bookmark-end text:name="__RefHeading__9831_1942512709"/></text:h>
      <text:h text:style-name="Heading_20_1" text:outline-level="1"><text:bookmark-start text:name="__RefHeading__9833_1942512709"/><text:span text:style-name="T7">Calculation of Forcing</text:span><text:bookmark-end text:name="__RefHeading__9833_1942512709"/></text:h>
      <text:h text:style-name="P19" text:outline-level="2"><text:bookmark-start text:name="__RefHeading__9835_1942512709"/><text:span text:style-name="T7">Pier/Stack compositions</text:span><text:bookmark-end text:name="__RefHeading__9835_1942512709"/></text:h>
      <text:h text:style-name="P19" text:outline-level="2"><text:bookmark-start text:name="__RefHeading__9837_1942512709"/><text:span text:style-name="T7">Push of the wind</text:span><text:bookmark-end text:name="__RefHeading__9837_1942512709"/></text:h>
      <text:h text:style-name="Heading_20_3" text:outline-level="3"><text:span text:style-name="T7">Effective Speed</text:span></text:h>
      <text:h text:style-name="P21" text:outline-level="3"><text:span text:style-name="T7">Push of the wind on the planking</text:span></text:h>
      <text:h text:style-name="P21" text:outline-level="3"><text:span text:style-name="T7">Push of the wind on the traffic</text:span></text:h>
      <text:h text:style-name="P19" text:outline-level="2"><text:bookmark-start text:name="__RefHeading__9839_1942512709"/><text:span text:style-name="T7">Hydrodynamic Load (on the whole pier)</text:span><text:bookmark-end text:name="__RefHeading__9839_1942512709"/></text:h>
      <text:h text:style-name="P21" text:outline-level="3"><text:span text:style-name="T7">Water Speed</text:span></text:h>
      <text:h text:style-name="P24" text:outline-level="4"><text:span text:style-name="T7">Scale of flow rates</text:span></text:h>
      <text:h text:style-name="P24" text:outline-level="4"><text:span text:style-name="T7">2D Analysis</text:span></text:h>
      <text:h text:style-name="P21" text:outline-level="3"><text:span text:style-name="T7">Water Thrust</text:span></text:h>
      <text:h text:style-name="P19" text:outline-level="2"><text:bookmark-start text:name="__RefHeading__9841_1942512709"/><text:span text:style-name="T7">Weight of the structure (of the whole stack)</text:span><text:bookmark-end text:name="__RefHeading__9841_1942512709"/></text:h>
      <text:h text:style-name="P19" text:outline-level="2"><text:bookmark-start text:name="__RefHeading__9843_1942512709"/><text:span text:style-name="T7">Mobile/Traffic Loads</text:span><text:bookmark-end text:name="__RefHeading__9843_1942512709"/></text:h>
      <text:h text:style-name="P19" text:outline-level="2"><text:bookmark-start text:name="__RefHeading__9845_1942512709"/><text:span text:style-name="T7">Brake of Vehicles</text:span><text:bookmark-end text:name="__RefHeading__9845_1942512709"/></text:h>
      <text:h text:style-name="P20" text:outline-level="2"><text:bookmark-start text:name="__RefHeading__9847_1942512709"/><text:span text:style-name="T8">Final Remark on the Forcing</text:span><text:bookmark-end text:name="__RefHeading__9847_1942512709"/></text:h>
      <text:h text:style-name="P20" text:outline-level="2"><text:bookmark-start text:name="__RefHeading__9849_1942512709"/><text:span text:style-name="T8">Reference System</text:span><text:bookmark-end text:name="__RefHeading__9849_1942512709"/></text:h>
      <text:h text:style-name="Heading_20_1" text:outline-level="1"><text:bookmark-start text:name="__RefHeading__9851_1942512709"/><text:span text:style-name="T8">Forcing: from planking to the single line of pylons</text:span><text:bookmark-end text:name="__RefHeading__9851_1942512709"/></text:h>
      <text:h text:style-name="P19" text:outline-level="2"><text:bookmark-start text:name="__RefHeading__9853_1942512709"/><text:span text:style-name="T7">Weight of the </text:span><text:span text:style-name="T8">planking</text:span><text:bookmark-end text:name="__RefHeading__9853_1942512709"/></text:h>
      <text:h text:style-name="P20" text:outline-level="2"><text:bookmark-start text:name="__RefHeading__9855_1942512709"/><text:span text:style-name="T8">Mobile Loads (traffic combinations)</text:span><text:bookmark-end text:name="__RefHeading__9855_1942512709"/></text:h>
      <text:h text:style-name="Heading_20_3" text:outline-level="3"><text:soft-page-break/><text:span text:style-name="T8">A1 Combination</text:span></text:h>
      <text:h text:style-name="P22" text:outline-level="3"><text:span text:style-name="T8">A2 Combination</text:span></text:h>
      <text:h text:style-name="P22" text:outline-level="3"><text:span text:style-name="T8">A3 Combination</text:span></text:h>
      <text:h text:style-name="P20" text:outline-level="2"><text:bookmark-start text:name="__RefHeading__9857_1942512709"/><text:span text:style-name="T8">Traffic Tables</text:span><text:bookmark-end text:name="__RefHeading__9857_1942512709"/></text:h>
      <text:h text:style-name="P20" text:outline-level="2"><text:bookmark-start text:name="__RefHeading__9859_1942512709"/><text:span text:style-name="T8">Vehicle braking</text:span><text:bookmark-end text:name="__RefHeading__9859_1942512709"/></text:h>
      <text:h text:style-name="P20" text:outline-level="2"><text:bookmark-start text:name="__RefHeading__9861_1942512709"/><text:span text:style-name="T8">Wind</text:span><text:bookmark-end text:name="__RefHeading__9861_1942512709"/></text:h>
      <text:h text:style-name="P20" text:outline-level="2"><text:bookmark-start text:name="__RefHeading__9863_1942512709"/><text:span text:style-name="T8">Water</text:span><text:bookmark-end text:name="__RefHeading__9863_1942512709"/></text:h>
      <text:h text:style-name="Heading_20_1" text:outline-level="1"><text:bookmark-start text:name="__RefHeading__9865_1942512709"/><text:span text:style-name="T8">Load Combinations on the Stack</text:span><text:bookmark-end text:name="__RefHeading__9865_1942512709"/></text:h>
      <text:h text:style-name="P20" text:outline-level="2"><text:bookmark-start text:name="__RefHeading__9867_1942512709"/><text:span text:style-name="T8">Combinations</text:span><text:bookmark-end text:name="__RefHeading__9867_1942512709"/></text:h>
      <text:h text:style-name="Heading_20_1" text:outline-level="1"><text:bookmark-start text:name="__RefHeading__9869_1942512709"/><text:span text:style-name="T8">Stress to the Level 4/Basis</text:span><text:bookmark-end text:name="__RefHeading__9869_1942512709"/></text:h>
      <text:h text:style-name="P20" text:outline-level="2"><text:bookmark-start text:name="__RefHeading__9871_1942512709"/><text:span text:style-name="T8">Numbering of the Individual Pylon</text:span><text:bookmark-end text:name="__RefHeading__9871_1942512709"/></text:h>
      <text:h text:style-name="P20" text:outline-level="2"><text:bookmark-start text:name="__RefHeading__9873_1942512709"/><text:span text:style-name="T8">Introduction to the structural model</text:span><text:bookmark-end text:name="__RefHeading__9873_1942512709"/></text:h>
      <text:h text:style-name="Heading_20_3" text:outline-level="3"><text:span text:style-name="T8">Y Direction: flat frame</text:span></text:h>
      <text:h text:style-name="P22" text:outline-level="3"><text:span text:style-name="T8">X Direction</text:span></text:h>
      <text:h text:style-name="P20" text:outline-level="2"><text:bookmark-start text:name="__RefHeading__9875_1942512709"/><text:span text:style-name="T8">Geometry of the Structural Model (parameters from the parameters table)</text:span><text:bookmark-end text:name="__RefHeading__9875_1942512709"/></text:h>
      <text:h text:style-name="P20" text:outline-level="2"><text:bookmark-start text:name="__RefHeading__9877_1942512709"/><text:span text:style-name="T8">Summary of Kind of Forces Acting on the Frame</text:span><text:bookmark-end text:name="__RefHeading__9877_1942512709"/></text:h>
      <text:h text:style-name="P20" text:outline-level="2"><text:bookmark-start text:name="__RefHeading__9879_1942512709"/><text:span text:style-name="T8">Structure Weight</text:span><text:bookmark-end text:name="__RefHeading__9879_1942512709"/></text:h>
      <text:h text:style-name="P20" text:outline-level="2"><text:bookmark-start text:name="__RefHeading__9881_1942512709"/><text:span text:style-name="T8">Vertical Load N</text:span><text:bookmark-end text:name="__RefHeading__9881_1942512709"/></text:h>
      <text:h text:style-name="P20" text:outline-level="2"><text:bookmark-start text:name="__RefHeading__9883_1942512709"/><text:span text:style-name="T8">Bending Moment M</text:span><text:bookmark-end text:name="__RefHeading__9883_1942512709"/></text:h>
      <text:h text:style-name="P20" text:outline-level="2"><text:bookmark-start text:name="__RefHeading__9885_1942512709"/><text:span text:style-name="T8">Cutting Force T</text:span><text:bookmark-end text:name="__RefHeading__9885_1942512709"/></text:h>
      <text:h text:style-name="P20" text:outline-level="2"><text:bookmark-start text:name="__RefHeading__9887_1942512709"/><text:span text:style-name="T8">Distributed Load qy</text:span><text:bookmark-end text:name="__RefHeading__9887_1942512709"/></text:h>
      <text:h text:style-name="P20" text:outline-level="2"><text:bookmark-start text:name="__RefHeading__9889_1942512709"/><text:span text:style-name="T8">Cutting Force Tx</text:span><text:bookmark-end text:name="__RefHeading__9889_1942512709"/></text:h>
      <text:h text:style-name="P20" text:outline-level="2"><text:bookmark-start text:name="__RefHeading__9891_1942512709"/><text:span text:style-name="T8">Superposition Principle</text:span><text:bookmark-end text:name="__RefHeading__9891_1942512709"/></text:h>
      <text:h text:style-name="Heading_20_1" text:outline-level="1"><text:bookmark-start text:name="__RefHeading__9893_1942512709"/><text:span text:style-name="T8">Verification “Pressoflessione”</text:span><text:bookmark-end text:name="__RefHeading__9893_1942512709"/></text:h>
      <text:h text:style-name="P20" text:outline-level="2"><text:bookmark-start text:name="__RefHeading__9895_1942512709"/><text:span text:style-name="T8">M-N Domain</text:span><text:bookmark-end text:name="__RefHeading__9895_1942512709"/></text:h>
      <text:h text:style-name="P20" text:outline-level="2"><text:bookmark-start text:name="__RefHeading__9897_1942512709"/><text:span text:style-name="T8">Explanation on how the web behaviour of this information</text:span><text:bookmark-end text:name="__RefHeading__9897_1942512709"/></text:h>
      <text:h text:style-name="Heading_20_3" text:outline-level="3"><text:span text:style-name="T9">Tables of “Grouped Data”</text:span></text:h>
      <text:h text:style-name="P23" text:outline-level="3"><text:span text:style-name="T9">Tables of “Worst Case”</text:span></text:h>
      <text:h text:style-name="Heading_20_2" text:outline-level="2"><text:bookmark-start text:name="__RefHeading__9899_1942512709"/><text:span text:style-name="T9">Table of Parameters</text:span><text:bookmark-end text:name="__RefHeading__9899_194251270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2" svg:font-family="'Lucida Sans'" style:font-family-generic="swiss"/>
    <style:font-face style:name="Segoe UI" svg:font-family="'Segoe UI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justify" style:justify-single-word="false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51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fo:font-style="italic" style:font-style-asian="italic"/>
    </style:style>
    <style:style style:name="Comment_20_Text" style:display-name="Comment Text" style:family="paragraph" style:parent-style-name="Standard"/>
    <style:style style:name="SourceCode" style:family="paragraph" style:parent-style-name="Standard">
      <style:paragraph-properties fo:margin-left="0.762cm" fo:margin-right="-1.016cm" fo:line-height="100%" fo:text-align="start" style:justify-single-word="false" fo:orphans="2" fo:widows="2" fo:text-indent="0cm" style:auto-text-indent="false" fo:background-color="#f2f2f2" fo:padding-left="0cm" fo:padding-right="0cm" fo:padding-top="0.035cm" fo:padding-bottom="0.035cm" fo:border-left="none" fo:border-right="none" fo:border-top="0.99pt solid #000000" fo:border-bottom="0.99pt solid #000000">
        <style:background-image/>
      </style:paragraph-properties>
      <style:text-properties style:font-name="Courier New" fo:font-size="9pt" style:font-size-asian="9pt" style:font-name-complex="Courier New"/>
    </style:style>
    <style:style style:name="Command" style:family="paragraph" style:parent-style-name="Header">
      <style:paragraph-properties fo:margin-left="0.75cm" fo:margin-right="0cm" fo:line-height="100%" fo:text-align="start" style:justify-single-word="false" fo:orphans="2" fo:widows="2" fo:text-indent="0cm" style:auto-text-indent="false" fo:background-color="#dfdfdf" fo:padding-left="0.141cm" fo:padding-right="0.141cm" fo:padding-top="0.106cm" fo:padding-bottom="0.106cm" fo:border="0.99pt solid #000000">
        <style:tab-stops/>
        <style:background-image/>
      </style:paragraph-properties>
      <style:text-properties style:font-name="Courier New" fo:font-size="12pt" fo:font-style="italic" fo:font-weight="bold" style:font-size-asian="12pt" style:font-style-asian="italic" style:font-weight-asian="bold" style:font-name-complex="Courier New"/>
    </style:style>
    <style:style style:name="ConfigFile" style:family="paragraph" style:parent-style-name="Standard">
      <style:paragraph-properties fo:margin-left="0.75cm" fo:margin-right="0cm" fo:line-height="100%" fo:text-align="start" style:justify-single-word="false" fo:orphans="2" fo:widows="2" fo:text-indent="0cm" style:auto-text-indent="false" fo:padding-left="0.141cm" fo:padding-right="0.141cm" fo:padding-top="0.035cm" fo:padding-bottom="0.035cm" fo:border="0.99pt solid #000000" style:shadow="#000000 0.176cm 0.176cm"/>
      <style:text-properties style:font-name="Courier New" fo:font-weight="bold" style:font-weight-asian="bold" style:font-name-complex="Courier New"/>
    </style:style>
    <style:style style:name="Output" style:family="paragraph" style:parent-style-name="Standard">
      <style:paragraph-properties fo:margin-left="0.75cm" fo:margin-right="0cm" fo:line-height="100%" fo:text-align="start" style:justify-single-word="false" fo:orphans="2" fo:widows="2" fo:text-indent="0cm" style:auto-text-indent="false" fo:padding-left="0.141cm" fo:padding-right="0.141cm" fo:padding-top="0cm" fo:padding-bottom="0cm" fo:border-left="0.51pt solid #000000" fo:border-right="0.51pt solid #000000" fo:border-top="none" fo:border-bottom="none"/>
      <style:text-properties style:font-name="Courier New" style:font-name-complex="Courier New"/>
    </style:style>
    <style:style style:name="DocumentInfo" style:family="paragraph" style:parent-style-name="Heading_20_2" style:default-outline-level="" style:list-style-name="WW8Num3">
      <style:paragraph-properties fo:margin-top="0.423cm" fo:margin-bottom="0.106cm" style:contextual-spacing="false" fo:line-height="100%" fo:text-align="start" style:justify-single-word="false" fo:orphans="2" fo:widows="2"/>
      <style:text-properties fo:font-size="12pt" fo:font-style="italic" style:font-size-asian="12pt" style:font-style-asian="italic"/>
    </style:style>
    <style:style style:name="Body_20_Text_20_Indent_20_2" style:display-name="Body Text Indent 2" style:family="paragraph" style:parent-style-name="Standard">
      <style:paragraph-properties fo:margin-left="0.079cm" fo:margin-right="0cm" fo:text-indent="0cm" style:auto-text-indent="fals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/>
    </style:style>
    <style:style style:name="FileNames" style:family="text">
      <style:text-properties fo:font-style="italic" style:font-style-asian="italic"/>
    </style:style>
    <style:style style:name="Acronym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6.886cm" fo:margin-left="-0.203cm" table:align="left" style:writing-mode="lr-tb"/>
    </style:style>
    <style:style style:name="Table6.A" style:family="table-column">
      <style:table-column-properties style:column-width="11.252cm"/>
    </style:style>
    <style:style style:name="Table6.B" style:family="table-column">
      <style:table-column-properties style:column-width="5.63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32cm" fo:margin-left="-0.191cm" table:align="left" style:writing-mode="lr-tb"/>
    </style:style>
    <style:style style:name="Table5.A" style:family="table-column">
      <style:table-column-properties style:column-width="5.57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Header">
      <style:text-properties fo:language="none" fo:country="none" style:language-asian="none" style:country-asian="none"/>
    </style:style>
    <style:style style:name="MP7" style:family="paragraph">
      <style:paragraph-properties style:writing-mode="lr-tb"/>
    </style:style>
    <style:style style:name="MT1" style:family="text">
      <style:text-properties officeooo:rsid="000c4b0f"/>
    </style:style>
    <style:style style:name="MT2" style:family="text"/>
    <style:style style:name="MT3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cm" fo:margin-left="0cm" fo:margin-right="0cm" fo:margin-top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<text:subject>Real-Time Bridge Monitoring</text:subject></text:p>
            </table:table-cell>
            <table:table-cell table:style-name="Table6.B1" office:value-type="string">
              <text:p text:style-name="MP1"><text:s text:c="2"/>Version: <text:s text:c="10"/><text:user-defined style:data-style-name="N0" text:name="Version Number">1.0</text:user-defined></text:p>
            </table:table-cell>
          </table:table-row>
          <table:table-row table:style-name="Table6.1">
            <table:table-cell table:style-name="Table6.A1" office:value-type="string">
              <text:p text:style-name="Standard"><text:title>Technical Documentation</text:title></text:p>
            </table:table-cell>
            <table:table-cell table:style-name="Table6.B1" office:value-type="string">
              <text:p text:style-name="Standard"><text:s text:c="2"/>Date: <text:s/>20<text:span text:style-name="MT1">13</text:span>-<text:span text:style-name="MT1">12</text:span>-<text:span text:style-name="MT1">12</text:span></text:p>
            </table:table-cell>
          </table:table-row>
          <table:table-row table:style-name="Table6.1">
            <table:table-cell table:style-name="Table6.B1" table:number-columns-spanned="2" office:value-type="string">
              <text:p text:style-name="MP2"/>
            </table:table-cell>
            <table:covered-table-cell/>
          </table:table-row>
        </table:table>
        <text:p text:style-name="Header"/>
      </style:header>
      <style:foot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>Page <text:span text:style-name="Page_20_Number"><text:page-number text:select-page="current">7</text:page-number></text:span></text:p>
            </table:table-cell>
          </table:table-row>
        </table:table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Picture 1034" text:anchor-type="char" svg:x="6.484cm" svg:y="0.325cm" svg:width="1.914cm" svg:height="1.879cm" draw:z-index="3"><draw:image xlink:href="Pictures/10000000000000E2000000DFA345451E.jpg" xlink:type="simple" xlink:show="embed" xlink:actuate="onLoad"/></draw:frame><draw:frame draw:style-name="Mfr1" draw:name="Picture 1029" text:anchor-type="char" svg:x="13.16cm" svg:y="1.166cm" svg:width="2.669cm" svg:height="1.064cm" draw:z-index="2"><draw:image xlink:href="Pictures/100002000000013D0000008D8F07C93C.png" xlink:type="simple" xlink:show="embed" xlink:actuate="onLoad"/></draw:frame><text:span text:style-name="MT3"><draw:frame draw:style-name="Mfr2" draw:name="Picture 15" text:anchor-type="as-char" svg:width="1.304cm" svg:height="2.323cm" draw:z-index="0"><draw:image xlink:href="Pictures/100000000000001C00000032B57A4DC3.png" xlink:type="simple" xlink:show="embed" xlink:actuate="onLoad"/></draw:frame></text:span><text:tab/><text:tab/></text:p>
        <text:p text:style-name="MP6"><draw:custom-shape text:anchor-type="char" draw:z-index="1" draw:name="Rectangle 19" draw:style-name="Mgr1" draw:text-style-name="MP7" svg:width="16.193cm" svg:height="0.126cm" svg:x="-0.173cm" svg:y="0.085cm"><text:p/><draw:enhanced-geometry svg:viewBox="0 0 21600 21600" draw:mirror-vertical="true" draw:type="rectangle" draw:enhanced-path="M 0 0 L 21600 0 21600 21600 0 21600 0 0 Z N"/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chnical Documentation</dc:title>
    <dc:subject>Real-Time Bridge Monitoring</dc:subject>
    <meta:creation-date>2003-10-20T13:55:00</meta:creation-date>
    <dc:date>2013-12-12T22:21:04.90</dc:date>
    <meta:print-date>2000-10-31T09:28:00</meta:print-date>
    <meta:editing-cycles>16</meta:editing-cycles>
    <meta:editing-duration>PT1H10M31S</meta:editing-duration>
    <meta:generator>LibreOffice/4.0.5.2$Windows_x86 LibreOffice_project/5464147a081647a250913f19c0715bca595af2f</meta:generator>
    <meta:document-statistic meta:table-count="5" meta:image-count="3" meta:object-count="0" meta:page-count="7" meta:paragraph-count="160" meta:word-count="632" meta:character-count="3862" meta:non-whitespace-character-count="3440"/>
    <meta:user-defined meta:name="Version Number">1.0</meta:user-defined>
    <meta:user-defined meta:name="_AdHocReviewCycleID" meta:value-type="float">212127552</meta:user-defined>
    <meta:user-defined meta:name="_AuthorEmail">johan.fredriksson@mdh.se</meta:user-defined>
    <meta:user-defined meta:name="_AuthorEmailDisplayName">Johan Fredriksson</meta:user-defined>
    <meta:user-defined meta:name="_EmailSubject" meta:value-type="string">DSD course - project descriptions</meta:user-defined>
    <meta:user-defined meta:name="_ReviewingToolsShownOnce" meta:value-type="string"/>
  </office:meta>
</office:document-meta>
</file>